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66">
            <text:p>1966</text:p>
          </table:table-cell>
          <table:table-cell table:style-name="ce23" office:value-type="float" office:value="283">
            <text:p>2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56">
            <text:p>2856</text:p>
          </table:table-cell>
          <table:table-cell table:style-name="ce23" office:value-type="float" office:value="575">
            <text:p>5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85">
            <text:p>485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83">
            <text:p>1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433">
            <text:p>3433</text:p>
          </table:table-cell>
          <table:table-cell table:style-name="ce23" office:value-type="float" office:value="444">
            <text:p>4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12">
            <text:p>10612</text:p>
          </table:table-cell>
          <table:table-cell table:style-name="ce23" office:value-type="float" office:value="1737">
            <text:p>17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81">
            <text:p>3081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60">
            <text:p>3060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256">
            <text:p>2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4">
            <text:p>10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156">
            <text:p>1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747">
            <text:p>4747</text:p>
          </table:table-cell>
          <table:table-cell table:style-name="ce23" office:value-type="float" office:value="401">
            <text:p>4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557">
            <text:p>12557</text:p>
          </table:table-cell>
          <table:table-cell table:style-name="ce23" office:value-type="float" office:value="2076">
            <text:p>20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169">
            <text:p>23169</text:p>
          </table:table-cell>
          <table:table-cell table:style-name="ce23" office:value-type="float" office:value="3813">
            <text:p>38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